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ame_20_Header">
      <style:text-properties officeooo:paragraph-rsid="00073d9c"/>
    </style:style>
    <style:style style:name="P2" style:family="paragraph" style:parent-style-name="Name_20_Header" style:master-page-name="Standard">
      <style:paragraph-properties style:page-number="auto"/>
      <style:text-properties style:text-underline-style="solid" style:text-underline-width="auto" style:text-underline-color="font-color" officeooo:paragraph-rsid="00073d9c"/>
    </style:style>
    <style:style style:name="T1" style:family="text">
      <style:text-properties officeooo:rsid="001c547a"/>
    </style:style>
    <style:style style:name="T2" style:family="text">
      <style:text-properties officeooo:rsid="00434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vin Matte, B.Sc.</text:p>
      <text:p text:style-name="P1">Phone (<text:span text:style-name="T2">403</text:span>) <text:span text:style-name="T2">650</text:span>-<text:span text:style-name="T2">9459</text:span></text:p>
      <text:p text:style-name="P1"><text:span text:style-name="T1">matte.kevin</text:span>@<text:span text:style-name="T1">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ame_20_Header" style:display-name="Name Header" style:family="paragraph" style:parent-style-name="Standard">
      <style:paragraph-properties fo:text-align="center" style:justify-single-word="false"/>
      <style:text-properties style:font-name="Helvetica" fo:font-family="Helvetica, Arial" style:font-family-generic="swiss" style:font-pitch="variable" fo:font-size="13pt" fo:font-weight="bold" style:font-size-asian="13pt" style:font-weight-asian="bold" style:font-name-complex="Helvetica" style:font-family-complex="Helvetica, 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199cm" fo:margin-bottom="0.199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36:53.728515404</meta:creation-date>
    <dc:date>2019-02-06T14:43:04.546785724</dc:date>
    <meta:editing-duration>PT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59" meta:non-whitespace-character-count="55"/>
  </office:meta>
</office:document-meta>
</file>